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12cm"/>
    </style:style>
    <style:style style:name="gr2" style:family="graphic" style:parent-style-name="standard">
      <style:graphic-properties draw:textarea-horizontal-align="justify" draw:textarea-vertical-align="middle" draw:auto-grow-height="false" fo:min-height="0.455cm" fo:min-width="2.04cm"/>
    </style:style>
    <style:style style:name="gr3" style:family="graphic" style:parent-style-name="standard">
      <style:graphic-properties draw:textarea-horizontal-align="justify" draw:textarea-vertical-align="top" draw:auto-grow-height="false" fo:min-height="2.209cm" fo:min-width="7.12cm"/>
    </style:style>
    <style:style style:name="gr4" style:family="graphic" style:parent-style-name="standard">
      <style:graphic-properties draw:stroke="none" svg:stroke-color="#000000" draw:fill="none" draw:fill-color="#ffffff" fo:min-height="0.475cm"/>
    </style:style>
    <style:style style:name="gr5" style:family="graphic" style:parent-style-name="standard">
      <style:graphic-properties draw:textarea-horizontal-align="justify" draw:textarea-vertical-align="middle" draw:auto-grow-height="false" fo:min-height="0.582cm" fo:min-width="5.215cm"/>
    </style:style>
    <style:style style:name="gr6" style:family="graphic" style:parent-style-name="standard">
      <style:graphic-properties draw:stroke="none" svg:stroke-color="#000000" draw:fill="none" draw:fill-color="#ffffff" fo:min-height="0.54cm"/>
    </style:style>
    <style:style style:name="gr7" style:family="graphic" style:parent-style-name="standard">
      <style:graphic-properties draw:stroke="none" svg:stroke-color="#000000" draw:fill="none" draw:fill-color="#ffffff" fo:min-height="0.568cm"/>
    </style:style>
    <style:style style:name="gr8" style:family="graphic" style:parent-style-name="standard">
      <style:graphic-properties draw:textarea-horizontal-align="justify" draw:textarea-vertical-align="middle" draw:auto-grow-height="false" fo:min-height="0.581cm" fo:min-width="2.04cm"/>
    </style:style>
    <style:style style:name="gr9" style:family="graphic" style:parent-style-name="standard" style:list-style-name="L2">
      <style:graphic-properties draw:stroke="none" svg:stroke-color="#000000" draw:fill="none" draw:fill-color="#ffffff" fo:min-height="0.57cm"/>
    </style:style>
    <style:style style:name="gr10" style:family="graphic" style:parent-style-name="standard">
      <style:graphic-properties draw:stroke="none" svg:stroke-color="#000000" draw:fill="none" draw:fill-color="#ffffff" fo:min-height="0.517cm"/>
    </style:style>
    <style:style style:name="gr11" style:family="graphic" style:parent-style-name="standard">
      <style:graphic-properties draw:stroke="none" svg:stroke-color="#000000" draw:fill="none" draw:fill-color="#ffffff" fo:min-height="0.615cm"/>
    </style:style>
    <style:style style:name="gr12" style:family="graphic" style:parent-style-name="standard">
      <style:graphic-properties draw:textarea-horizontal-align="justify" draw:textarea-vertical-align="middle" draw:auto-grow-height="false" fo:min-height="0.582cm" fo:min-width="2.04cm"/>
    </style:style>
    <style:style style:name="gr13" style:family="graphic" style:parent-style-name="standard">
      <style:graphic-properties draw:textarea-horizontal-align="justify" draw:textarea-vertical-align="middle" draw:auto-grow-height="false" fo:min-height="2.601cm" fo:min-width="15.375cm"/>
    </style:style>
    <style:style style:name="gr14" style:family="graphic" style:parent-style-name="standard" style:list-style-name="L2">
      <style:graphic-properties draw:stroke="none" svg:stroke-color="#000000" draw:fill="none" draw:fill-color="#ffffff" fo:min-height="0.512cm"/>
    </style:style>
    <style:style style:name="gr15" style:family="graphic" style:parent-style-name="standard" style:list-style-name="L2">
      <style:graphic-properties draw:stroke="none" svg:stroke-color="#000000" draw:fill="none" draw:fill-color="#ffffff" fo:min-height="0.475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4.449cm"/>
    </style:style>
    <style:style style:name="gr17" style:family="graphic" style:parent-style-name="standard">
      <style:graphic-properties draw:stroke="none" svg:stroke-color="#000000" draw:fill="none" draw:fill-color="#ffffff" fo:min-height="2.371cm"/>
    </style:style>
    <style:style style:name="gr18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style:font-name="Segoe UI Semibold" fo:font-size="40pt" fo:font-weight="bold" style:font-size-asian="40pt" style:font-weight-asian="bold" style:font-size-complex="40pt" style:font-weight-complex="bold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Segoe UI Semibold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7cm" svg:height="0.762cm" svg:x="1cm" svg:y="10.525cm">
          <draw:text-box>
            <text:p><text:span text:style-name="T1">Customer ID</text:span></text:p>
          </draw:text-box>
        </draw:frame>
        <draw:custom-shape draw:style-name="gr2" draw:text-style-name="P2" draw:layer="layout" svg:width="2.54cm" svg:height="0.705cm" svg:x="4.397cm" svg:y="10.5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459cm" svg:x="1cm" svg:y="5.953cm">
          <text:p text:style-name="P3"><text:span text:style-name="T1">Customer Name</text:span></text:p>
          <text:p text:style-name="P3"><text:span text:style-name="T1">Street Address</text:span></text:p>
          <text:p text:style-name="P3"><text:span text:style-name="T1">City, State</text:span></text:p>
          <text:p text:style-name="P3"><text:span text:style-name="T1">Zip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3.301cm" svg:height="0.725cm" svg:x="1.001cm" svg:y="24.495cm">
          <draw:text-box>
            <text:p><text:span text:style-name="T1">Balance</text:span></text:p>
          </draw:text-box>
        </draw:frame>
        <draw:custom-shape draw:style-name="gr5" draw:text-style-name="P5" draw:layer="layout" svg:width="5.715cm" svg:height="0.832cm" svg:x="4.429cm" svg:y="24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19.431cm" svg:height="0.725cm" svg:x="1cm" svg:y="9.255cm">
          <draw:text-box>
            <text:p text:style-name="P2"><text:span text:style-name="T2">Invoicing Details</text:span></text:p>
          </draw:text-box>
        </draw:frame>
        <draw:frame draw:style-name="gr6" draw:text-style-name="P7" draw:layer="layout" svg:width="19.59cm" svg:height="0.79cm" svg:x="1cm" svg:y="9.853cm">
          <draw:text-box>
            <text:p text:style-name="P2"><text:span text:style-name="T3">January </text:span><text:span text:style-name="T1">2018</text:span></text:p>
          </draw:text-box>
        </draw:frame>
        <draw:frame draw:style-name="gr7" draw:text-style-name="P1" draw:layer="layout" svg:width="3.302cm" svg:height="0.818cm" svg:x="1cm" svg:y="11.993cm">
          <draw:text-box>
            <text:p><text:span text:style-name="T1">Monthly Cost</text:span></text:p>
          </draw:text-box>
        </draw:frame>
        <draw:custom-shape draw:style-name="gr8" draw:text-style-name="P2" draw:layer="layout" svg:width="2.54cm" svg:height="0.831cm" svg:x="4.453cm" svg:y="11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3.81cm" svg:height="0.82cm" svg:x="7.858cm" svg:y="11.922cm">
          <draw:text-box>
            <text:p text:style-name="P8"><text:span text:style-name="T1">Monthly Subtotal</text:span></text:p>
          </draw:text-box>
        </draw:frame>
        <draw:custom-shape draw:style-name="gr8" draw:text-style-name="P2" draw:layer="layout" svg:width="2.54cm" svg:height="0.831cm" svg:x="11.668cm" svg:y="11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3.302cm" svg:height="0.767cm" svg:x="1cm" svg:y="13.06cm">
          <draw:text-box>
            <text:p><text:span text:style-name="T1">Comments 1</text:span></text:p>
          </draw:text-box>
        </draw:frame>
        <draw:frame draw:style-name="gr11" draw:text-style-name="P1" draw:layer="layout" svg:width="3.302cm" svg:height="0.865cm" svg:x="1cm" svg:y="18.55cm">
          <draw:text-box>
            <text:p><text:span text:style-name="T1">Comments 2</text:span></text:p>
          </draw:text-box>
        </draw:frame>
        <draw:frame draw:style-name="gr4" draw:text-style-name="P1" draw:layer="layout" svg:width="3.302cm" svg:height="0.725cm" svg:x="1cm" svg:y="16.15cm">
          <draw:text-box>
            <text:p><text:span text:style-name="T1">Additions 1</text:span></text:p>
          </draw:text-box>
        </draw:frame>
        <draw:custom-shape draw:style-name="gr12" draw:text-style-name="P10" draw:layer="layout" svg:width="2.54cm" svg:height="0.832cm" svg:x="4.429cm" svg:y="16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3.302cm" svg:height="0.725cm" svg:x="1cm" svg:y="21.738cm">
          <draw:text-box>
            <text:p><text:span text:style-name="T1">Additions 2</text:span></text:p>
          </draw:text-box>
        </draw:frame>
        <draw:custom-shape draw:style-name="gr12" draw:text-style-name="P2" draw:layer="layout" svg:width="2.54cm" svg:height="0.832cm" svg:x="4.429cm" svg:y="21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5.875cm" svg:height="2.851cm" svg:x="4.429cm" svg:y="13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5.875cm" svg:height="2.851cm" svg:x="4.429cm" svg:y="1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9" draw:layer="layout" svg:width="3.175cm" svg:height="0.762cm" svg:x="1cm" svg:y="22.914cm">
          <draw:text-box>
            <text:p text:style-name="P8"><text:span text:style-name="T1">Monthly Total</text:span></text:p>
          </draw:text-box>
        </draw:frame>
        <draw:custom-shape draw:style-name="gr5" draw:text-style-name="P2" draw:layer="layout" svg:width="5.715cm" svg:height="0.832cm" svg:x="4.429cm" svg:y="22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draw:layer="layout" svg:width="19.59cm" svg:height="0.725cm" svg:x="1cm" svg:y="26.147cm">
          <draw:text-box>
            <text:p text:style-name="P11"><text:span text:style-name="T1">Balance due upon receipt.</text:span></text:p>
          </draw:text-box>
        </draw:frame>
        <draw:frame draw:style-name="gr16" draw:text-style-name="P13" draw:layer="layout" svg:width="19.59cm" svg:height="4.699cm" svg:x="1cm" svg:y="1cm">
          <draw:text-box>
            <text:p text:style-name="P2"><text:span text:style-name="T4">Olivas Mowing Service</text:span></text:p>
          </draw:text-box>
        </draw:frame>
        <draw:frame draw:style-name="gr17" draw:text-style-name="P15" draw:layer="layout" svg:width="4.985cm" svg:height="2.621cm" svg:x="15.605cm" svg:y="5.872cm">
          <draw:text-box>
            <text:p text:style-name="P14"><text:span text:style-name="T1">Olivas Mowing Service </text:span></text:p>
            <text:p text:style-name="P14"><text:span text:style-name="T1">P.O. Box 12345.</text:span></text:p>
            <text:p text:style-name="P14"><text:span text:style-name="T1">Carpinteria, CA</text:span></text:p>
            <text:p text:style-name="P14"><text:span text:style-name="T1">Zip Code</text:span></text:p>
            <text:p text:style-name="P14"><text:span text:style-name="T1">(808) phn-nmbr</text:span></text:p>
          </draw:text-box>
        </draw:frame>
        <draw:line draw:style-name="gr18" draw:text-style-name="P16" draw:layer="layout" svg:x1="1cm" svg:y1="9.255cm" svg:x2="20.59cm" svg:y2="9.128cm">
          <text:p/>
        </draw:line>
        <draw:line draw:style-name="gr18" draw:text-style-name="P16" draw:layer="layout" svg:x1="1.254cm" svg:y1="18.018cm" svg:x2="20.59cm" svg:y2="18.0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0:22:14.967000000</meta:creation-date>
    <dc:date>2018-08-15T11:09:38.577000000</dc:date>
    <meta:editing-duration>PT7M1S</meta:editing-duration>
    <meta:editing-cycles>2</meta:editing-cycles>
    <meta:generator>LibreOffice/6.0.6.2$Windows_X86_64 LibreOffice_project/0c292870b25a325b5ed35f6b45599d2ea4458e77</meta:generator>
    <meta:document-statistic meta:object-count="26"/>
  </office:meta>
</office:document-meta>
</file>